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Errors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rrorsTag.doStartTagIntern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indErrorsTag.doFin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Errors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Errors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ErrorsTag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